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 style:list-style-name="L3">
      <style:graphic-properties draw:auto-grow-height="true" fo:min-height="14.267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fo:min-height="2.927cm"/>
    </style:style>
    <style:style style:name="pr11" style:family="presentation" style:parent-style-name="Default-outline1">
      <style:graphic-properties fo:min-height="14.016cm"/>
    </style:style>
    <style:style style:name="pr12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text:enable-numbering="false" fo:margin-left="1.2cm" fo:margin-right="0cm" fo:text-indent="-0.9cm"/>
      <style:text-properties fo:font-size="22pt" fo:font-weight="bold"/>
    </style:style>
    <style:style style:name="P10" style:family="paragraph">
      <style:paragraph-properties fo:text-align="center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margin-left="0cm" fo:margin-right="0cm" fo:text-indent="0cm"/>
      <style:text-properties fo:color="#23ff23" fo:font-size="20pt" fo:font-weight="bold"/>
    </style:style>
    <style:style style:name="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text:enable-numbering="false" fo:margin-left="3.6cm" fo:margin-right="0cm" fo:text-indent="-0.6cm"/>
    </style:style>
    <style:style style:name="P16" style:family="paragraph">
      <style:paragraph-properties text:enable-numbering="true"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00" fo:font-size="24pt" style:font-size-asian="24pt" style:font-size-complex="24pt"/>
    </style:style>
    <style:style style:name="T4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23ff23"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ccccff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23ff23" fo:font-size="26pt" style:font-size-asian="26pt" style:font-size-complex="26pt"/>
    </style:style>
    <style:style style:name="T10" style:family="text">
      <style:text-properties fo:color="#ffffff"/>
    </style:style>
    <style:style style:name="T11" style:family="text">
      <style:text-properties fo:color="#ccccff"/>
    </style:style>
    <style:style style:name="T12" style:family="text">
      <style:text-properties fo:color="#23ff23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14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15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bold" style:font-family-complex="Tahoma" style:font-pitch-complex="variable" style:font-size-complex="28pt" style:language-complex="en" style:country-complex="US" style:font-style-complex="normal" style:font-weight-complex="bold" style:text-emphasize="none" style:text-scale="100%" style:font-relief="none"/>
    </style:style>
    <style:style style:name="T20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00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3366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ffffff" fo:font-size="28pt" fo:font-weight="normal" style:font-size-asian="40pt" style:font-size-complex="40pt"/>
    </style:style>
    <style:style style:name="T32" style:family="text">
      <style:text-properties fo:color="#ffff00" fo:font-size="28pt" fo:font-weight="normal" style:font-size-asian="40pt" style:font-size-complex="40pt"/>
    </style:style>
    <style:style style:name="T33" style:family="text">
      <style:text-properties fo:color="#23ff23" fo:font-size="28pt" fo:font-weight="normal" style:font-size-asian="40pt" style:font-size-complex="40pt"/>
    </style:style>
    <style:style style:name="T34" style:family="text">
      <style:text-properties fo:color="#ffcc99" fo:font-size="24pt" fo:font-weight="bold" style:font-size-asian="26pt" style:font-weight-asian="bold" style:font-size-complex="26pt" style:font-weight-complex="bold"/>
    </style:style>
    <style:style style:name="T35" style:family="text">
      <style:text-properties fo:color="#ffffff" fo:font-size="24pt" fo:font-weight="bold" style:font-size-asian="26pt" style:font-weight-asian="bold" style:font-size-complex="26pt" style:font-weight-complex="bold"/>
    </style:style>
    <style:style style:name="T36" style:family="text">
      <style:text-properties fo:color="#00ffff" fo:font-size="24pt" fo:font-weight="bold" style:font-size-asian="26pt" style:font-weight-asian="bold" style:font-size-complex="26pt" style:font-weight-complex="bold"/>
    </style:style>
    <style:style style:name="T37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38" style:family="text">
      <style:text-properties fo:color="#ccccff" fo:font-size="24pt" fo:font-weight="bold" style:font-size-asian="26pt" style:font-weight-asian="bold" style:font-size-complex="26pt" style:font-weight-complex="bold"/>
    </style:style>
    <style:style style:name="T3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0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1" style:family="text">
      <style:text-properties fo:color="#23ff23" fo:font-size="20pt" fo:font-weight="bold"/>
    </style:style>
    <style:style style:name="T42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3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44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50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508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arrays and lists</presentation:footer-decl>
      <presentation:footer-decl presentation:name="ftr2">CMPTxxxx</presentation:footer-decl>
      <presentation:date-time-decl presentation:name="dtd1" presentation:source="fixed">21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 Arrays and Python Lis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1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lists</text:span> vs. M2/C <text:span text:style-name="T1">arrays</text:span></text:p>
                <text:list>
                  <text:list-item>
                    <text:p>Indexing, iterating through lists</text:p>
                  </text:list-item>
                  <text:list-item>
                    <text:p>Lists as function <text:span text:style-name="T1">parameters</text:span></text:p>
                  </text:list-item>
                  <text:list-item>
                    <text:p><text:span text:style-name="T1">Multidimensional</text:span> arrays/lists</text:p>
                  </text:list-item>
                  <text:list-item>
                    <text:p>List <text:span text:style-name="T1">operat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8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">Numbers</text:span></text:p>
                <text:list>
                  <text:list-item>
                    <text:p><text:span text:style-name="T2">Integral (</text:span><text:span text:style-name="T3">int</text:span><text:span text:style-name="T2">, </text:span><text:span text:style-name="T3">bool</text:span><text:span text:style-name="T2">): </text:span><text:span text:style-name="T4">5, 500000, True</text:span></text:p>
                  </text:list-item>
                  <text:list-item>
                    <text:p><text:span text:style-name="T2">Real (</text:span><text:span text:style-name="T3">float</text:span><text:span text:style-name="T2">) (only double-precision): </text:span><text:span text:style-name="T5">5.0</text:span></text:p>
                  </text:list-item>
                  <text:list-item>
                    <text:p><text:span text:style-name="T2">Complex numbers (</text:span><text:span text:style-name="T3">complex</text:span><text:span text:style-name="T2">): </text:span><text:span text:style-name="T5">5+2j</text:span></text:p>
                  </text:list-item>
                </text:list>
              </text:list-item>
              <text:list-item>
                <text:p><text:span text:style-name="T2">Sequences</text:span></text:p>
                <text:list>
                  <text:list-item>
                    <text:p><text:span text:style-name="T2">Immutable (</text:span><text:span text:style-name="T3">str</text:span><text:span text:style-name="T2">, </text:span><text:span text:style-name="T3">tuple</text:span><text:span text:style-name="T2">): </text:span><text:span text:style-name="T5">“Hello”</text:span><text:span text:style-name="T2">,</text:span><text:span text:style-name="T5"> (2, 5.0, 'hi')</text:span></text:p>
                  </text:list-item>
                  <text:list-item>
                    <text:p><text:span text:style-name="T2">Mutable (</text:span><text:span text:style-name="T3">lists</text:span><text:span text:style-name="T2">): </text:span><text:span text:style-name="T5">[2, 5.0, 'hi']</text:span></text:p>
                  </text:list-item>
                </text:list>
              </text:list-item>
              <text:list-item>
                <text:p><text:span text:style-name="T2">Mappings (</text:span><text:span text:style-name="T3">dict</text:span><text:span text:style-name="T2">): </text:span><text:span text:style-name="T5">{"apple": 5, "orange": 8}</text:span></text:p>
              </text:list-item>
              <text:list-item>
                <text:p><text:span text:style-name="T2">Custom </text:span><text:span text:style-name="T3">class</text:span><text:span text:style-name="T2">es (user-defined types): </text:span><text:span text:style-name="T5">class Student</text:span></text:p>
              </text:list-item>
              <text:list-item>
                <text:p><text:span text:style-name="T6">Complete list at </text:span><text:span text:style-name="T7"><text:a xlink:href="http://docs.python.org/py3k/reference/datamodel.html#the-standard-type-hierarchy">docs.python.org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C Arrays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2">
              <text:list-item>
                <text:p>Most languages (C, M2, Java, etc.) have <text:span text:style-name="T1">arrays</text:span>:</text:p>
                <text:list>
                  <text:list-item>
                    <text:p><text:span text:style-name="T8">C: </text:span><text:span text:style-name="T9">float myWages[5] = {0., 25.75, 0., 0., 0.};</text:span></text:p>
                  </text:list-item>
                  <text:list-item>
                    <text:p><text:span text:style-name="T8">M2: </text:span><text:span text:style-name="T9">myWages: ARRAY [0..4] OF REAL;</text:span></text:p>
                  </text:list-item>
                </text:list>
              </text:list-item>
              <text:list-item>
                <text:p><text:span text:style-name="T1">Compound</text:span> data type, <text:span text:style-name="T1">sequential</text:span> storage</text:p>
                <text:list>
                  <text:list-item>
                    <text:p><text:span text:style-name="T10">Fixed</text:span><text:span text:style-name="T1"> length</text:span>: must declare length (e.g., <text:span text:style-name="T11">5</text:span>)</text:p>
                  </text:list-item>
                  <text:list-item>
                    <text:p>Uniform <text:span text:style-name="T1">type</text:span>: same type for all elements</text:p>
                  </text:list-item>
                  <text:list-item>
                    <text:p><text:span text:style-name="T1">Static</text:span> type: can't change type of elements</text:p>
                  </text:list-item>
                </text:list>
              </text:list-item>
              <text:list-item>
                <text:p><text:span text:style-name="T1">Indexing</text:span>: <text:span text:style-name="T12">myWages[2] = 15.85;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ython Lis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doesn't have a built-in type exactly like arrays, but it does have <text:span text:style-name="T1">lists</text:span>:</text:p>
              </text:list-item>
            </text:list>
            <text:p text:style-name="P6"><text:span text:style-name="T13">nelliesWages = [0., 25.75, 0., 15., 0.]</text:span></text:p>
            <text:p text:style-name="P6"><text:span text:style-name="T13">nelliesWages[1]</text:span><text:span text:style-name="T13"><text:tab/></text:span><text:span text:style-name="T14"><text:tab/></text:span><text:span text:style-name="T14"><text:tab/></text:span><text:span text:style-name="T14"><text:tab/></text:span><text:span text:style-name="T15"># returns 25.75</text:span></text:p>
            <text:list text:continue-numbering="true" text:style-name="L2">
              <text:list-item>
                <text:p text:style-name="P1">Under the covers, Python often <text:span text:style-name="T1">implements</text:span> lists using arrays, but lists are more <text:span text:style-name="T1">powerful</text:span>:</text:p>
                <text:list>
                  <text:list-item>
                    <text:p text:style-name="P1">Can change <text:span text:style-name="T1">length</text:span> dynamically</text:p>
                  </text:list-item>
                  <text:list-item>
                    <text:p text:style-name="P1">Can store items of different <text:span text:style-name="T1">type</text:span></text:p>
                  </text:list-item>
                  <text:list-item>
                    <text:p text:style-name="P1">Can <text:span text:style-name="T1">delete</text:span>/<text:span text:style-name="T1">insert</text:span> items mid-lis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sing lis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know one way to generate a list: <text:span text:style-name="T12">range()</text:span></text:p>
              </text:list-item>
            </text:list>
            <text:p text:style-name="P6"><text:span text:style-name="T16">list(range(10))</text:span><text:span text:style-name="T17"><text:tab/></text:span><text:span text:style-name="T18"> → [0, 1, 2, 3, 4, 5, 6, 7, 8, 9]</text:span></text:p>
            <text:list text:continue-numbering="true" text:style-name="L2">
              <text:list-item>
                <text:p text:style-name="P1">Or create directly in square <text:span text:style-name="T1">brackets</text:span>:</text:p>
              </text:list-item>
            </text:list>
            <text:p text:style-name="P6"><text:span text:style-name="T19">myApples = ["Fuji", "Gala", "Red Delicious"]</text:span></text:p>
            <text:list text:continue-numbering="true" text:style-name="L2">
              <text:list-item>
                <text:p text:style-name="P1">We can <text:span text:style-name="T1">iterate</text:span> through a list:</text:p>
              </text:list-item>
            </text:list>
            <text:p text:style-name="P6"><text:span text:style-name="T16">for idx in</text:span><text:span text:style-name="T20"> range(len(myApples))</text:span><text:span text:style-name="T16">:</text:span></text:p>
            <text:p text:style-name="P7"><text:span text:style-name="T21">print("I like", myApples[idx], "apples!")</text:span></text:p>
            <text:list text:continue-numbering="true" text:style-name="L2">
              <text:list-item>
                <text:p text:style-name="P1">Even easier:</text:p>
              </text:list-item>
            </text:list>
            <text:p text:style-name="P6"><text:span text:style-name="T16">for apple in </text:span><text:span text:style-name="T20">myApples</text:span><text:span text:style-name="T16">:</text:span></text:p>
            <text:p text:style-name="P7"><text:span text:style-name="T21">print("I like", apple, "apples!"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Lists as parameters</text:p>
          </draw:text-box>
        </draw:frame>
        <draw:frame presentation:style-name="pr5" draw:text-style-name="P9" draw:layer="layout" svg:width="25.199cm" svg:height="14.417cm" svg:x="1.4cm" svg:y="4.507cm" presentation:class="outline" presentation:user-transformed="true">
          <draw:text-box>
            <text:p text:style-name="P6"><text:span text:style-name="T22">def</text:span><text:span text:style-name="T23"> </text:span><text:span text:style-name="T24">average</text:span><text:span text:style-name="T23">(vec):</text:span></text:p>
            <text:p text:style-name="P7"><text:span text:style-name="T25">"""Average the values in the vector.</text:span></text:p>
            <text:p text:style-name="P7"><text:span text:style-name="T25">pre: vec should have numeric values</text:span><text:span text:style-name="T25"><text:line-break/></text:span><text:span text:style-name="T25">and not be empty."""</text:span></text:p>
            <text:p text:style-name="P7"><text:span text:style-name="T26">sum</text:span><text:span text:style-name="T27"> = 0</text:span></text:p>
            <text:p text:style-name="P7"><text:span text:style-name="T28">for</text:span><text:span text:style-name="T27"> elt </text:span><text:span text:style-name="T28">in</text:span><text:span text:style-name="T27"> vec:</text:span></text:p>
            <text:p text:style-name="P8"><text:span text:style-name="T26">sum</text:span><text:span text:style-name="T27"> += elt</text:span></text:p>
            <text:p text:style-name="P7"><text:span text:style-name="T28">return</text:span><text:span text:style-name="T27"> </text:span><text:span text:style-name="T26">sum</text:span><text:span text:style-name="T27"> / </text:span><text:span text:style-name="T26">len</text:span><text:span text:style-name="T27">(vec)</text:span></text:p>
            <text:p text:style-name="P7"><text:span text:style-name="T27"/></text:p>
            <text:p text:style-name="P6"><text:span text:style-name="T23">myList = list(</text:span><text:span text:style-name="T29">range</text:span><text:span text:style-name="T23">(9))</text:span></text:p>
            <text:p text:style-name="P6"><text:span text:style-name="T22">print(</text:span><text:span text:style-name="T23">average(myList))</text:span><text:span text:style-name="T23"><text:tab/></text:span><text:span text:style-name="T23"><text:tab/></text:span><text:span text:style-name="T23"><text:tab/></text:span><text:span text:style-name="T23"><text:tab/></text:span><text:span text:style-name="T30"># prints 4</text:span></text:p>
            <text:list text:style-name="L2">
              <text:list-item>
                <text:p text:style-name="P1"><text:span text:style-name="T31">What happens if we pass an </text:span><text:span text:style-name="T32">empty</text:span><text:span text:style-name="T31"> list?</text:span><text:span text:style-name="T31"><text:line-break/></text:span><text:span text:style-name="T31">What if we call </text:span><text:span text:style-name="T33">average(5)</text:span><text:span text:style-name="T31">?</text:span></text:p>
              </text:list-item>
            </text:list>
          </draw:text-box>
        </draw:frame>
        <draw:rect draw:style-name="gr2" draw:text-style-name="P10" draw:layer="layout" svg:width="19.685cm" svg:height="9.025cm" svg:x="3.175cm" svg:y="4.31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ype-checking list parameters</text:p>
          </draw:text-box>
        </draw:frame>
        <draw:frame presentation:style-name="pr5" draw:text-style-name="P3" draw:layer="layout" svg:width="25.199cm" svg:height="14.61cm" svg:x="1.4cm" svg:y="4.507cm" presentation:class="outline" presentation:user-transformed="true">
          <draw:text-box>
            <text:list text:style-name="L2">
              <text:list-item>
                <text:p text:style-name="P1">Since Python is <text:span text:style-name="T1">dynamically</text:span>-typed, the function definition doesn't specify what <text:span text:style-name="T1">type</text:span> the parameter is, or even that it needs to be a <text:span text:style-name="T1">list</text:span></text:p>
                <text:list>
                  <text:list-item>
                    <text:p text:style-name="P1">Easy way out: state type in <text:span text:style-name="T1">precondition</text:span></text:p>
                  </text:list-item>
                  <text:list-item>
                    <text:p text:style-name="P1">Or do <text:span text:style-name="T1">type checking</text:span> in the function:</text:p>
                  </text:list-item>
                </text:list>
              </text:list-item>
            </text:list>
            <text:p text:style-name="P6"><text:span text:style-name="T16">if type(vec) != type([]):</text:span></text:p>
            <text:p text:style-name="P7"><text:span text:style-name="T21">print("Need to pass this function a list!")</text:span></text:p>
            <text:p text:style-name="P7"><text:span text:style-name="T21">return</text:span></text:p>
            <text:list text:continue-numbering="true" text:style-name="L2">
              <text:list-item>
                <text:list>
                  <text:list-item>
                    <text:p text:style-name="P1">May also want to check for <text:span text:style-name="T1">empty</text:span> lists:</text:p>
                  </text:list-item>
                </text:list>
              </text:list-item>
            </text:list>
            <text:p text:style-name="P6"><text:span text:style-name="T16">if len(vec) == 0:</text:span></text:p>
            <text:list text:continue-numbering="true" text:style-name="L2">
              <text:list-item>
                <text:p text:style-name="P1"><text:span text:style-name="T12">for, len()</text:span>, etc. don't work on <text:span text:style-name="T1">atomic</text:span>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average() function, revised</text:p>
          </draw:text-box>
        </draw:frame>
        <draw:frame presentation:style-name="pr11" draw:text-style-name="P11" draw:layer="layout" svg:width="25.199cm" svg:height="14.016cm" svg:x="1.4cm" svg:y="4.507cm" presentation:class="outline" presentation:user-transformed="true">
          <draw:text-box>
            <text:list text:style-name="L2">
              <text:list-header>
                <text:p text:style-name="P11"><text:span text:style-name="T34">def</text:span><text:span text:style-name="T35"> </text:span><text:span text:style-name="T36">average</text:span><text:span text:style-name="T35">( vec ):</text:span></text:p>
                <text:list>
                  <text:list-header>
                    <text:p><text:span text:style-name="T37">”””</text:span><text:span text:style-name="T37">Find average value in vector.</text:span><text:span text:style-name="T37"><text:line-break/></text:span><text:span text:style-name="T37">Pre: vec is a list of numbers.</text:span><text:span text:style-name="T37"><text:line-break/></text:span><text:span text:style-name="T37">Post: returns average value.”””</text:span></text:p>
                    <text:p><text:span text:style-name="T34">if</text:span><text:span text:style-name="T35"> </text:span><text:span text:style-name="T38">type</text:span><text:span text:style-name="T35">(vec) != </text:span><text:span text:style-name="T38">type</text:span><text:span text:style-name="T35">([]) <text:s/></text:span><text:span text:style-name="T34">or</text:span><text:span text:style-name="T35"> <text:s/></text:span><text:span text:style-name="T38">len</text:span><text:span text:style-name="T35">(vec) == 0:</text:span></text:p>
                    <text:list>
                      <text:list-header>
                        <text:p><text:span text:style-name="T38">print</text:span><text:span text:style-name="T35">(</text:span><text:span text:style-name="T37">“average: need a list of nums!”</text:span><text:span text:style-name="T35">)</text:span></text:p>
                        <text:p><text:span text:style-name="T34">return</text:span><text:span text:style-name="T35"> </text:span><text:span text:style-name="T38">None</text:span></text:p>
                      </text:list-header>
                    </text:list>
                    <text:p><text:span text:style-name="T35">tot = 0</text:span></text:p>
                    <text:p><text:span text:style-name="T34">for</text:span><text:span text:style-name="T35"> elt </text:span><text:span text:style-name="T34">in</text:span><text:span text:style-name="T35"> vec:</text:span></text:p>
                    <text:list>
                      <text:list-header>
                        <text:p><text:span text:style-name="T35">sum += elt</text:span></text:p>
                      </text:list-header>
                    </text:list>
                    <text:p><text:span text:style-name="T34">return</text:span><text:span text:style-name="T35"> sum / </text:span><text:span text:style-name="T38">len</text:span><text:span text:style-name="T35">(vec)</text:span></text:p>
                  </text:list-header>
                </text:list>
              </text:list-header>
            </text:list>
          </draw:text-box>
        </draw:frame>
        <draw:ellipse draw:style-name="gr3" draw:text-style-name="P12" draw:id="id1" draw:layer="layout" svg:width="5.715cm" svg:height="3.605cm" svg:x="16.515cm" svg:y="13.54cm">
          <text:p text:style-name="P10"><text:span text:style-name="T39">shortcut</text:span></text:p>
          <text:p text:style-name="P10"><text:span text:style-name="T39">Boolean</text:span></text:p>
          <text:p text:style-name="P10"><text:span text:style-name="T39">operator</text:span></text:p>
        </draw:ellipse>
        <draw:ellipse draw:style-name="gr3" draw:text-style-name="P12" draw:id="id2" draw:layer="layout" svg:width="1.64cm" svg:height="1.27cm" svg:x="16.44cm" svg:y="9.09cm">
          <text:p/>
        </draw:ellipse>
        <draw:connector draw:style-name="gr4" draw:text-style-name="P10" draw:layer="layout" draw:type="line" svg:x1="19.372cm" svg:y1="13.54cm" svg:x2="17.26cm" svg:y2="10.36cm" draw:start-shape="id1" draw:start-glue-point="0" draw:end-shape="id2" draw:end-glue-point="2" svg:d="m19372 13540-2112-318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rray parameters in M2/C/etc.</text:p>
          </draw:text-box>
        </draw:frame>
        <draw:frame presentation:style-name="pr5" draw:text-style-name="P3" draw:layer="layout" svg:width="25.199cm" svg:height="14.807cm" svg:x="1.4cm" svg:y="4.507cm" presentation:class="outline" presentation:user-transformed="true">
          <draw:text-box>
            <text:list text:style-name="L2">
              <text:list-item>
                <text:p text:style-name="P1">In <text:span text:style-name="T1">statically</text:span>-typed languages (M2, C, etc.), the function definition must declare the parameter to be an <text:span text:style-name="T1">array</text:span>, and the <text:span text:style-name="T1">type</text:span> of its elements:</text:p>
                <text:list>
                  <text:list-item>
                    <text:p text:style-name="P1"><text:span text:style-name="T1">M2</text:span>:</text:p>
                  </text:list-item>
                </text:list>
              </text:list-item>
            </text:list>
            <text:p text:style-name="P6"><text:span text:style-name="T13">PROCEDURE Average(</text:span><text:span text:style-name="T13"><text:line-break/></text:span><text:span text:style-name="T13">myList: ARRAY of REAL) : REAL;</text:span></text:p>
            <text:list text:continue-numbering="true" text:style-name="L2">
              <text:list-item>
                <text:list>
                  <text:list-item>
                    <text:p text:style-name="P1"><text:span text:style-name="T1">C</text:span>:</text:p>
                  </text:list-item>
                </text:list>
              </text:list-item>
            </text:list>
            <text:p text:style-name="P6"><text:span text:style-name="T13">float average(float* myList, unsigned int len)</text:span></text:p>
            <text:list text:continue-numbering="true" text:style-name="L2">
              <text:list-item>
                <text:p text:style-name="P1">In M2, <text:span text:style-name="T12">HIGH(myList)</text:span> gets the <text:span text:style-name="T1">length</text:span></text:p>
                <text:list>
                  <text:list-item>
                    <text:p>Equivalent to Python's <text:span text:style-name="T12">len()</text:span></text:p>
                  </text:list-item>
                </text:list>
              </text:list-item>
              <text:list-item>
                <text:p text:style-name="P1">In C, length is <text:span text:style-name="T1">unknown</text:span> (pass in separately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ultidimensional</text:span> arrays are simply arrays of arrays:</text:p>
              </text:list-item>
            </text:list>
            <text:p text:style-name="P6"><text:span text:style-name="T40">myMatrix = [ [0.0, 0.1, 0.2, 0.3],</text:span></text:p>
            <text:p text:style-name="P6"><text:span text:style-name="T40"><text:tab/></text:span><text:span text:style-name="T40"><text:tab/></text:span><text:span text:style-name="T40"><text:tab/></text:span><text:span text:style-name="T40"><text:tab/></text:span><text:span text:style-name="T40">[1.0, 1.1, 1.2, 1.3],</text:span></text:p>
            <text:p text:style-name="P6"><text:span text:style-name="T40"><text:tab/></text:span><text:span text:style-name="T40"><text:tab/></text:span><text:span text:style-name="T40"><text:tab/></text:span><text:span text:style-name="T40"><text:tab/></text:span><text:span text:style-name="T40">[2,0, 2.1, 2.2, 2.3] ]</text:span></text:p>
            <text:list text:continue-numbering="true" text:style-name="L2">
              <text:list-item>
                <text:p text:style-name="P1"><text:span text:style-name="T1">Accessing</text:span>:</text:p>
              </text:list-item>
            </text:list>
            <text:p text:style-name="P6"><text:span text:style-name="T40">myMatrix[1][2] = 1.2</text:span></text:p>
            <text:list text:continue-numbering="true" text:style-name="L2">
              <text:list-item>
                <text:p text:style-name="P1"><text:span text:style-name="T1">Row-major</text:span> convention:</text:p>
              </text:list-item>
            </text:list>
          </draw:text-box>
        </draw:frame>
        <draw:frame draw:style-name="gr5" draw:id="id4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3" draw:id="id3" draw:layer="layout" svg:width="5.4cm" svg:height="1.072cm" svg:x="22.761cm" svg:y="13.928cm">
          <draw:text-box>
            <text:p text:style-name="P1"><text:span text:style-name="T41">myMatrix[1]</text:span></text:p>
          </draw:text-box>
        </draw:frame>
        <draw:connector draw:style-name="gr7" draw:text-style-name="P10" draw:layer="layout" draw:type="line" svg:x1="22.761cm" svg:y1="14.464cm" svg:x2="21.96cm" svg:y2="16.707cm" draw:start-shape="id3" draw:start-glue-point="3" draw:end-shape="id4" draw:end-glue-point="1" svg:d="m22761 14464-801 2243">
          <text:p/>
        </draw:connector>
        <draw:ellipse draw:style-name="gr2" draw:text-style-name="P10" draw:id="id6" draw:layer="layout" svg:width="1.905cm" svg:height="1.27cm" svg:x="18.215cm" svg:y="16.175cm">
          <text:p text:style-name="P1"/>
        </draw:ellipse>
        <draw:connector draw:style-name="gr8" draw:text-style-name="P10" draw:id="id9" draw:layer="layout" draw:type="curve" svg:x1="13.97cm" svg:y1="12.7cm" svg:x2="19.167cm" svg:y2="16.175cm" draw:start-shape="id5" draw:start-glue-point="1" draw:end-shape="id6" draw:end-glue-point="0" svg:d="m13970 12700c3465 0 5197 1158 5197 3475">
          <text:p text:style-name="P1"/>
        </draw:connector>
        <draw:ellipse draw:style-name="gr9" draw:text-style-name="P10" draw:id="id5" draw:layer="layout" svg:width="1.905cm" svg:height="1.27cm" svg:x="12.065cm" svg:y="12.065cm">
          <text:p text:style-name="P1"/>
        </draw:ellipse>
        <draw:ellipse draw:style-name="gr2" draw:text-style-name="P10" draw:id="id7" draw:layer="layout" svg:width="8.888cm" svg:height="1.27cm" svg:x="13.972cm" svg:y="16.175cm">
          <text:p text:style-name="P1"/>
        </draw:ellipse>
        <draw:connector draw:style-name="gr8" draw:text-style-name="P10" draw:id="id8" draw:layer="layout" draw:type="curve" svg:x1="25.461cm" svg:y1="15cm" svg:x2="22.86cm" svg:y2="16.81cm" draw:start-shape="id3" draw:start-glue-point="2" draw:end-shape="id7" draw:end-glue-point="1" svg:d="m25461 15000c0 1207-867 1810-2601 1810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6cm" presentation:class="title" presentation:user-transformed="true">
          <draw:text-box>
            <text:p text:style-name="P1">Iterating in multidim arrays</text:p>
          </draw:text-box>
        </draw:frame>
        <draw:frame presentation:style-name="pr12" draw:text-style-name="P15" draw:layer="layout" svg:width="25.199cm" svg:height="14.267cm" svg:x="1.4cm" svg:y="4.507cm" presentation:class="outline" presentation:user-transformed="true">
          <draw:text-box>
            <text:p text:style-name="P6"><text:span text:style-name="T42">def</text:span><text:span text:style-name="T23"> </text:span><text:span text:style-name="T24">matrix_average</text:span><text:span text:style-name="T23">(matrix):</text:span></text:p>
            <text:p text:style-name="P7"><text:span text:style-name="T25">"""Average values from a 2D matrix.</text:span></text:p>
            <text:p text:style-name="P7"><text:span text:style-name="T25">Pre: matrix must be a non-empty 2D array of scalar values."""</text:span></text:p>
            <text:p text:style-name="P7"><text:span text:style-name="T26">sum</text:span><text:span text:style-name="T27"> = 0</text:span></text:p>
            <text:p text:style-name="P7"><text:span text:style-name="T26">num_entries</text:span><text:span text:style-name="T27"> = 0</text:span></text:p>
            <text:p text:style-name="P7"><text:span text:style-name="T43">for</text:span><text:span text:style-name="T27"> </text:span><text:span text:style-name="T26">row</text:span><text:span text:style-name="T27"> in range( </text:span><text:span text:style-name="T43">len</text:span><text:span text:style-name="T27">( matrix ) ):</text:span></text:p>
            <text:p text:style-name="P8"><text:span text:style-name="T43">for</text:span><text:span text:style-name="T27"> </text:span><text:span text:style-name="T26">col</text:span><text:span text:style-name="T27"> in range( </text:span><text:span text:style-name="T43">len</text:span><text:span text:style-name="T27">( matrix[row] ) ):</text:span></text:p>
            <text:p text:style-name="P14"><text:span text:style-name="T26">sum</text:span><text:span text:style-name="T27"> += matrix[</text:span><text:span text:style-name="T26">row</text:span><text:span text:style-name="T27">][</text:span><text:span text:style-name="T26">col</text:span><text:span text:style-name="T27">]</text:span></text:p>
            <text:p text:style-name="P8"><text:span text:style-name="T26">num_entries</text:span><text:span text:style-name="T27"> += </text:span><text:span text:style-name="T43">len</text:span><text:span text:style-name="T27">( matrix[row] )</text:span></text:p>
            <text:p text:style-name="P7"><text:span text:style-name="T43">return</text:span><text:span text:style-name="T27"> </text:span><text:span text:style-name="T26">sum</text:span><text:span text:style-name="T27"> / </text:span><text:span text:style-name="T26">num_entries</text:span></text:p>
            <text:p text:style-name="P7"><text:span text:style-name="T25"/></text:p>
            <text:list text:style-name="L2">
              <text:list-item>
                <text:p text:style-name="P1">What if rows are not all equal <text:span text:style-name="T1">length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6cm" presentation:class="title" presentation:user-transformed="true">
          <draw:text-box>
            <text:p text:style-name="P1">List operations (Python)</text:p>
          </draw:text-box>
        </draw:frame>
        <draw:frame presentation:style-name="pr5" draw:text-style-name="P16" draw:layer="layout" svg:width="25.199cm" svg:height="15.332cm" svg:x="1.4cm" svg:y="4.507cm" presentation:class="outline" presentation:user-transformed="true">
          <draw:text-box>
            <text:p text:style-name="P6"><text:span text:style-name="T21">myApples = [ "Fuji", "Gala", "Red Delicious" ]</text:span></text:p>
            <text:list text:style-name="L2">
              <text:list-item>
                <text:p text:style-name="P1">Test for list <text:span text:style-name="T1">membership</text:span>:</text:p>
              </text:list-item>
            </text:list>
            <text:p text:style-name="P6"><text:span text:style-name="T21">if "Fuji" in myApples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4"># True</text:span></text:p>
            <text:list text:continue-numbering="true" text:style-name="L2">
              <text:list-item>
                <text:p text:style-name="P1"><text:span text:style-name="T1">Concatenate</text:span>:</text:p>
              </text:list-item>
            </text:list>
            <text:p text:style-name="P6"><text:span text:style-name="T21">[ 'a', 'b', 'c' ] + [ 'd', 'e' ]</text:span><text:span text:style-name="T21"><text:tab/></text:span></text:p>
            <text:list text:continue-numbering="true" text:style-name="L2">
              <text:list-item>
                <text:p text:style-name="P1"><text:span text:style-name="T1">Repeat</text:span>:</text:p>
              </text:list-item>
            </text:list>
            <text:p text:style-name="P6"><text:span text:style-name="T21">[ 'a', 'b', 'c' ] * 2</text:span></text:p>
            <text:list text:continue-numbering="true" text:style-name="L2">
              <text:list-item>
                <text:p text:style-name="P1"><text:span text:style-name="T1">Modify</text:span> list entries (lists are mutable):</text:p>
              </text:list-item>
            </text:list>
            <text:p text:style-name="P6"><text:span text:style-name="T21">myApples[1] = "Braeburn"</text:span></text:p>
            <text:list text:continue-numbering="true" text:style-name="L2">
              <text:list-item>
                <text:p text:style-name="P1">Convert a <text:span text:style-name="T1">string</text:span> to a list of characters:</text:p>
              </text:list-item>
            </text:list>
            <text:p text:style-name="P6"><text:span text:style-name="T21">list("Hello World!")</text:span><text:span text:style-name="T21"><text:tab/></text:span><text:span text:style-name="T21"><text:tab/></text:span><text:span text:style-name="T44"># ['H', 'e', 'l', 'l', 'o', ...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5" draw:text-style-name="P3" draw:layer="layout" svg:width="25.199cm" svg:height="14.982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elete</text:span> an element of the list:</text:p>
              </text:list-item>
            </text:list>
            <text:p text:style-name="P6"><text:span text:style-name="T40">del myApples[1]</text:span><text:span text:style-name="T40"><text:tab/></text:span><text:span text:style-name="T42"># [ "Fuji", "Golden Delicious" ]</text:span></text:p>
            <text:list text:continue-numbering="true" text:style-name="L2">
              <text:list-item>
                <text:p text:style-name="P1">List <text:span text:style-name="T1">slice</text:span> (<text:span text:style-name="T11">start</text:span>:<text:span text:style-name="T11">end</text:span>):</text:p>
              </text:list-item>
            </text:list>
            <text:p text:style-name="P6"><text:span text:style-name="T40">myApples[0:1]</text:span><text:span text:style-name="T40"><text:tab/></text:span><text:span text:style-name="T40"><text:tab/></text:span><text:span text:style-name="T42"># [ "Fuji" ]</text:span></text:p>
            <text:list text:continue-numbering="true" text:style-name="L2">
              <text:list-item>
                <text:p text:style-name="P1">Lists are mutable, so assignment is <text:span text:style-name="T1">aliasing</text:span>:</text:p>
              </text:list-item>
            </text:list>
            <text:p text:style-name="P6"><text:span text:style-name="T40">yourApples = myApples</text:span><text:span text:style-name="T40"><text:tab/></text:span><text:span text:style-name="T40"><text:tab/></text:span><text:span text:style-name="T42"># points to same array</text:span></text:p>
            <text:list text:continue-numbering="true" text:style-name="L2">
              <text:list-item>
                <text:list>
                  <text:list-item>
                    <text:p>Changes to <text:span text:style-name="T12">myApples</text:span><text:line-break/>are reflected in <text:span text:style-name="T12">yourApples</text:span></text:p>
                  </text:list-item>
                </text:list>
              </text:list-item>
              <text:list-item>
                <text:p text:style-name="P1">Use a <text:span text:style-name="T1">whole-list </text:span>slice to <text:span text:style-name="T1">copy</text:span> a list:</text:p>
              </text:list-item>
            </text:list>
            <text:p text:style-name="P6"><text:span text:style-name="T40">yourApples = myApples[:]</text:span></text:p>
            <text:list text:continue-numbering="true" text:style-name="L2">
              <text:list-item>
                <text:list>
                  <text:list-item>
                    <text:p>Shorthand for <text:span text:style-name="T12">0</text:span>:<text:span text:style-name="T12">len(myApples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09-28T16:02:54</meta:creation-date>
    <dc:creator>sean ho</dc:creator>
    <dc:date>2010-10-20T21:33:04</dc:date>
    <meta:editing-cycles>34</meta:editing-cycles>
    <meta:editing-duration>PT16H57M43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